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new-oauth-token"/><text:span text:style-name="Source_20_Text">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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4T17:21:47.202399001</meta:creation-date>
    <dc:date>2022-10-14T17:22:22.220105878</dc:date>
    <meta:editing-duration>PT35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4.7.2$Linux_X86_64 LibreOffice_project/40$Build-2</meta:generator>
  </office:meta>
</office:document-meta>
</file>